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298cm"/>
    </style:style>
    <style:style style:name="co2" style:family="table-column">
      <style:table-column-properties fo:break-before="auto" style:column-width="5.77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NUM</text:p>
          </table:table-cell>
          <table:table-cell office:value-type="string">
            <text:p>Tâches </text:p>
          </table:table-cell>
          <table:table-cell office:value-type="string">
            <text:p>Temps est</text:p>
          </table:table-cell>
          <table:table-cell office:value-type="string">
            <text:p>Temps réel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Analyse du projet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string">
            <text:p>Etablir les users stories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string">
            <text:p>Etablir le Diagramme de classe</text:p>
          </table:table-cell>
          <table:table-cell table:number-columns-repeated="2" table:style-name="ce2" office:value-type="string">
            <text:p>1h30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Codage JAVA</text:p>
          </table:table-cell>
          <table:table-cell table:number-columns-repeated="2" table:style-name="ce2" office:value-type="string">
            <text:p>3h</text:p>
          </table:table-cell>
        </table:table-row>
        <table:table-row table:style-name="ro1"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5T09:57:55</meta:creation-date>
    <dc:date>2015-01-05T10:53:53</dc:date>
    <meta:editing-duration>PT25M38S</meta:editing-duration>
    <meta:editing-cycles>1</meta:editing-cycles>
    <meta:document-statistic meta:table-count="3" meta:cell-count="20" meta:object-count="0"/>
    <meta:generator>LibreOffice/3.5$Linux_x86 LibreOffice_project/350m1$Build-2</meta:generator>
  </office:meta>
</office:document-meta>
</file>